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3690" officeooo:paragraph-rsid="000e3690"/>
    </style:style>
    <style:style style:name="P2" style:family="paragraph" style:parent-style-name="Standard">
      <style:text-properties officeooo:rsid="0011bd75" officeooo:paragraph-rsid="0011bd75"/>
    </style:style>
    <style:style style:name="P3" style:family="paragraph" style:parent-style-name="Standard">
      <style:text-properties officeooo:rsid="000e3690" officeooo:paragraph-rsid="0014c96f"/>
    </style:style>
    <style:style style:name="T1" style:family="text">
      <style:text-properties officeooo:rsid="00101051"/>
    </style:style>
    <style:style style:name="T2" style:family="text">
      <style:text-properties officeooo:rsid="001035b1"/>
    </style:style>
    <style:style style:name="T3" style:family="text">
      <style:text-properties officeooo:rsid="0010fa62"/>
    </style:style>
    <style:style style:name="T4" style:family="text">
      <style:text-properties officeooo:rsid="00137d3b"/>
    </style:style>
    <style:style style:name="T5" style:family="text">
      <style:text-properties officeooo:rsid="0014c96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it<text:span text:style-name="T1">te erstelle mir die folgende App mit Hilfe der Python Bibliothek kivy. Nutze die kivy.require(“1.9.0”). Die App soll das folgende können. </text:span></text:p>
      <text:p text:style-name="P3"><text:span text:style-name="T1">Auf der Startseite soll es einen Button geben Tisch erstellen. </text:span></text:p>
      <text:p text:style-name="P3"/>
      <text:p text:style-name="P3"><text:span text:style-name="T1">Wenn diese Button gedrückt wird </text:span><text:span text:style-name="T5">soll sich die Unterseite 1 öffnen. Auf dieser </text:span><text:span text:style-name="T1">muss der Benutzer einen Namen eingeben. Anschließend soll ein Button mit dem angegebenen </text:span><text:span text:style-name="T4">Tischn</text:span><text:span text:style-name="T1">amen entstehen. Der Benutzer soll mehrere Tische erstellen können. </text:span><text:span text:style-name="T4">Desweiteren soll es einen Button geben Tisch löschen mit welchem der Tisch wieder gelöscht werden soll. Wir dieser gedrückt so soll gefragt werden ob der Tisch sicher gelöscht werden soll?. Hierbei soll ein Ja/Nein Fenster aufploppen. Wenn man ja drückt wird der Tisch gelöscht, wenn nicht bleibt dieser bestehen. </text:span><text:span text:style-name="T1">Sobald </text:span><text:span text:style-name="T4">der Benutzer</text:span><text:span text:style-name="T1"> anschließend den Button </text:span><text:span text:style-name="T4">mit dem Tischnamen</text:span><text:span text:style-name="T1"> </text:span><text:span text:style-name="T4">drückt soll</text:span><text:span text:style-name="T1"> sich eine Unterseite öffnen. Auf diese Unterseite soll es drei weitere Knöpfe geben. Der erste Knopf ist Bestellung aufnehmen, der zweite Knopf ist Rechnung erstellen und der dritte Knopf is zurück zur Startseite. Wir der Knopf </text:span><text:span text:style-name="T2">Bestellung aufnehmen gedrückt, so soll sich eine weitere Unterseite </text:span><text:span text:style-name="T3">öffnen. Auf dies</text:span><text:span text:style-name="T4">er Unterseite sollen man die Anzahl an Kaffe und Kuchenstücken auswählen können. </text:span></text:p>
      <text:p text:style-name="P1"/>
      <text:p text:style-name="P1"/>
      <text:p text:style-name="P1"/>
      <text:p text:style-name="P2">tisch löschen nicht vergessen → extra zwischenfrag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00:49.856139461</meta:creation-date>
    <dc:date>2023-10-28T17:16:55.278191996</dc:date>
    <meta:editing-duration>PT10H15M19S</meta:editing-duration>
    <meta:editing-cycles>5</meta:editing-cycles>
    <meta:generator>LibreOffice/7.3.7.2$Linux_X86_64 LibreOffice_project/30$Build-2</meta:generator>
    <meta:document-statistic meta:table-count="0" meta:image-count="0" meta:object-count="0" meta:page-count="1" meta:paragraph-count="4" meta:word-count="192" meta:character-count="1277" meta:non-whitespace-character-count="1086"/>
  </office:meta>
</office:document-meta>
</file>